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essionMutexListener.sessionDestroyed( HttpSessionEvent httpSession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SessionMutexListener.sessionCreated( HttpSessionEvent httpSession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